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C00000247718AD6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0484in" draw:z-index="0"><draw:image xlink:href="Pictures/100000000000052C00000247718AD6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12:30:10.551469696</meta:creation-date>
    <dc:date>2025-03-16T12:31:05.585625698</dc:date>
    <meta:editing-duration>PT5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1.2$Linux_X86_64 LibreOffice_project/520$Build-2</meta:generator>
  </office:meta>
</office:document-meta>
</file>